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46b6b9"/>
    </style:style>
    <style:style style:name="P4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b6b9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36ad29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e8418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46b6b9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b6b9" fo:background-color="#ffffff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Times New Roman" fo:font-size="10pt" officeooo:paragraph-rsid="0046b6b9" style:font-size-asian="10pt" style:font-size-complex="10pt"/>
    </style:style>
    <style:style style:name="P15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67735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b6b9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officeooo:paragraph-rsid="004ef5f5"/>
    </style:style>
    <style:style style:name="T1" style:family="text">
      <style:text-properties fo:color="#000000" officeooo:rsid="002e8418"/>
    </style:style>
    <style:style style:name="T2" style:family="text">
      <style:text-properties fo:color="#000000" officeooo:rsid="00ddbb8b"/>
    </style:style>
    <style:style style:name="T3" style:family="text">
      <style:text-properties fo:color="#000000" officeooo:rsid="002c239f"/>
    </style:style>
    <style:style style:name="T4" style:family="text">
      <style:text-properties officeooo:rsid="003c9d6c"/>
    </style:style>
    <style:style style:name="T5" style:family="text">
      <style:text-properties style:use-window-font-color="true" officeooo:rsid="003c9d6c"/>
    </style:style>
    <style:style style:name="T6" style:family="text">
      <style:text-properties style:use-window-font-color="true" officeooo:rsid="003c9d6c" fo:background-color="#ffffff" loext:char-shading-value="0"/>
    </style:style>
    <style:style style:name="T7" style:family="text">
      <style:text-properties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f9f1a9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118ff4b"/>
    </style:style>
    <style:style style:name="T14" style:family="text">
      <style:text-properties style:font-name="Times New Roman"/>
    </style:style>
    <style:style style:name="T15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/>
      <text:p text:style-name="P5"/>
      <text:p text:style-name="P5"/>
      <text:p text:style-name="P5"/>
      <text:p text:style-name="P5">C<text:span text:style-name="T13">ertidão De Matrícula</text:span></text:p>
      <text:p text:style-name="P5"/>
      <text:p text:style-name="P16"><text:text-input text:description="${documentSignature.responsibleName}">${documentSignature.responsibleName}</text:text-input><text:span text:style-name="T4">, </text:span><text:span text:style-name="T4"><text:text-input text:description="${lang.pt(documentSignature.responsibleFunction)}">${lang.pt(documentSignature.responsibleFunction)}</text:text-input></text:span><text:span text:style-name="T4"> da </text:span><text:span text:style-name="T2">Faculdade de </text:span><text:span text:style-name="T1">Medicina Veterinária</text:span><text:span text:style-name="T3"> </text:span><text:span text:style-name="T2">da Universidade de Lisboa,</text:span></text:p>
      <text:p text:style-name="P15"><text:span text:style-name="T4">Certifica, em face dos registos existentes nesta Faculdade, que </text:span><text:span text:style-name="T4"><text:text-input text:description="${person.name}">${person.name}</text:text-input></text:span><text:span text:style-name="T4">, </text:span><text:span text:style-name="T4"><text:text-input text:description="[#if person.female]">[#if person.female]</text:text-input></text:span><text:span text:style-name="T4">aluna</text:span><text:span text:style-name="T4"><text:text-input text:description="[#elseif person.male]">[#elseif person.male]</text:text-input></text:span><text:span text:style-name="T4">aluno</text:span><text:span text:style-name="T4"><text:text-input text:description="[/#if]">[/#if]</text:text-input></text:span><text:span text:style-name="T4"> n.º </text:span><text:span text:style-name="T4"><text:text-input text:description="${registration.number}">${registration.number}</text:text-input></text:span><text:span text:style-name="T4">, </text:span><text:span text:style-name="T4"><text:text-input text:description="[#if person.female]">[#if person.female]</text:text-input></text:span><text:span text:style-name="T4">nascida</text:span><text:span text:style-name="T4"><text:text-input text:description="[#elseif person.male]">[#elseif person.male]</text:text-input></text:span><text:span text:style-name="T4">nascido</text:span><text:span text:style-name="T4"><text:text-input text:description="[/#if]">[/#if]</text:text-input></text:span><text:span text:style-name="T4"> a </text:span><text:span text:style-name="T4"><text:text-input text:description="${lang.pt(dates.extendedDate(person.dateOfBirthYearMonthDay))}">${lang.pt(dates.extendedDate(person.dateOfBirthYearMonthDay))}</text:text-input></text:span><text:span text:style-name="T4">, </text:span><text:span text:style-name="T4"><text:text-input text:description="[#if person.female]">[#if person.female]</text:text-input></text:span><text:span text:style-name="T4">portadora</text:span><text:span text:style-name="T4"><text:text-input text:description="[#elseif person.male]">[#elseif person.male]</text:text-input></text:span><text:span text:style-name="T4">portador</text:span><text:span text:style-name="T4"><text:text-input text:description="[/#if]">[/#if]</text:text-input></text:span><text:span text:style-name="T4"> do</text:span><text:span text:style-name="T5"> </text:span><text:text-input text:description="${lang.pt(person.idDocumentType.localizedNameI18N)}">${lang.pt(person.idDocumentType.localizedNameI18N)}</text:text-input><text:span text:style-name="T6"> n.º </text:span><text:text-input text:description="${person.documentIdNumber}">${person.documentIdNumber}</text:text-input><text:span text:style-name="T4">, </text:span><text:span text:style-name="T4"><text:text-input text:description="[#if person.female]">[#if person.female]</text:text-input></text:span><text:span text:style-name="T4">filha</text:span><text:span text:style-name="T4"><text:text-input text:description="[#elseif person.male]">[#elseif person.male]</text:text-input></text:span><text:span text:style-name="T4">filho</text:span><text:span text:style-name="T4"><text:text-input text:description="[/#if]">[/#if]</text:text-input></text:span><text:span text:style-name="T4"> de </text:span><text:span text:style-name="T4"><text:text-input text:description="${person.nameOfFather}">${person.nameOfFather}</text:text-input></text:span><text:span text:style-name="T4"> e de </text:span><text:span text:style-name="T4"><text:text-input text:description="person.nameOfMother"/></text:span><text:span text:style-name="T4"><text:text-input text:description="${person.nameOfMother}">${person.nameOfMother}</text:text-input></text:span><text:span text:style-name="T4">, </text:span><text:span text:style-name="T7">realizou a matrícula no Curso de </text:span><text:text-input text:description="${lang.pt(curricularPlanInformation.degreePresentationName)}">${lang.pt(curricularPlanInformation.degreePresentationName)}</text:text-input><text:span text:style-name="T7"> no ano letivo d</text:span><text:span text:style-name="T9">e </text:span><text:text-input text:description="${registration.startExecutionYear.name}">${registration.startExecutionYear.name}</text:text-input><text:span text:style-name="T7">.</text:span></text:p>
      <text:p text:style-name="P17"/>
      <text:p text:style-name="P20"><text:span text:style-name="T14"><text:text-input text:description="[#if serviceRequest.documentPurposeTypeInstance??]">[#if serviceRequest.documentPurposeTypeInstance??]</text:text-input></text:span><text:span text:style-name="T14"><text:text-input text:description="[#if serviceRequest.documentPurposeTypeInstance.code == &quot;FAMILY_ALLOWANCE&quot;]">[#if serviceRequest.documentPurposeTypeInstance.code == "FAMILY_ALLOWANCE"]</text:text-input></text:span><text:span text:style-name="T14">Esta certidão serve como comprovativo para efeitos de Abono de Família.</text:span><text:span text:style-name="T14"><text:text-input text:description="[#elseif serviceRequest.documentPurposeTypeInstance.code == &quot;ADSE_ADM_SAD_SSMJ&quot;]">[#elseif serviceRequest.documentPurposeTypeInstance.code == "ADSE_ADM_SAD_SSMJ"]</text:text-input></text:span><text:span text:style-name="T14">Esta certidão serve como comprovativo para efeitos de ADSE/ADM/SAD/SSMJ.</text:span><text:span text:style-name="T14"><text:text-input text:description="[#elseif serviceRequest.documentPurposeTypeInstance.code == &quot;STUDY_SCHOLARSHIP&quot;]">[#elseif serviceRequest.documentPurposeTypeInstance.code == "STUDY_SCHOLARSHIP"]</text:text-input></text:span><text:span text:style-name="T14">Esta certidão serve como comprovativo para efeitos de pedido de bolsa de estudo.</text:span><text:span text:style-name="T14"><text:text-input text:description="[#elseif serviceRequest.documentPurposeTypeInstance.code == &quot;MILITARY&quot;]">[#elseif serviceRequest.documentPurposeTypeInstance.code == "MILITARY"]</text:text-input></text:span><text:span text:style-name="T14">Esta certidão serve como comprovativo para fins militares.</text:span><text:span text:style-name="T14"><text:text-input text:description="[#elseif serviceRequest.documentPurposeTypeInstance.code == &quot;PROFESSIONAL&quot;]">[#elseif serviceRequest.documentPurposeTypeInstance.code == "PROFESSIONAL"]</text:text-input></text:span><text:span text:style-name="T14">Esta certidão serve como comprovativo para fins profissionais.</text:span><text:span text:style-name="T14"><text:text-input text:description="[#elseif serviceRequest.documentPurposeTypeInstance.code == &quot;IRS&quot;]">[#elseif serviceRequest.documentPurposeTypeInstance.code == "IRS"]</text:text-input></text:span><text:span text:style-name="T14">Esta certidão serve como comprovativo para efeitos de IRS.</text:span><text:span text:style-name="T14"><text:text-input text:description="[#elseif serviceRequest.documentPurposeTypeInstance.code == &quot;PPRE&quot;]">[#elseif serviceRequest.documentPurposeTypeInstance.code == "PPRE"]</text:text-input></text:span><text:span text:style-name="T14">Esta certidão serve como comprovativo para efeitos de Plano de Poupança Reforma/Educação.</text:span><text:span text:style-name="T14"><text:text-input text:description="[#elseif serviceRequest.documentPurposeTypeInstance.code == &quot;FAMILY_BENEFITS&quot;]">[#elseif serviceRequest.documentPurposeTypeInstance.code == "FAMILY_BENEFITS"]</text:text-input></text:span><text:span text:style-name="T14">Esta certidão serve como comprovativo para efeitos de Prestações Familiares.</text:span><text:span text:style-name="T14"><text:text-input text:description="[#elseif serviceRequest.documentPurposeTypeInstance.code == &quot;SOCIAL_SECURITY&quot;]">[#elseif serviceRequest.documentPurposeTypeInstance.code == "SOCIAL_SECURITY"]</text:text-input></text:span><text:span text:style-name="T14">Esta certidão serve como comprovativo para efeitos de Segurança Social.</text:span><text:span text:style-name="T14"><text:text-input text:description="[#elseif serviceRequest.documentPurposeTypeInstance.code == &quot;SCHOOL_INSURANCE&quot;]">[#elseif serviceRequest.documentPurposeTypeInstance.code == "SCHOOL_INSURANCE"]</text:text-input></text:span><text:span text:style-name="T14">Declara-se que o aluno se encontra abrangido pelo seguro escolar, através da apólice n.º 96.53834.</text:span><text:span text:style-name="T14"><text:text-input text:description="[#elseif serviceRequest.documentPurposeTypeInstance.code == &quot;SUB23&quot;]">[#elseif serviceRequest.documentPurposeTypeInstance.code == "SUB23"]</text:text-input></text:span><text:span text:style-name="T14">Esta certidão serve como comprovativo para efeitos de acesso ao passe «sub23@superior.tp».</text:span><text:span text:style-name="T14"><text:text-input text:description="[#elseif serviceRequest.documentPurposeTypeInstance.code == &quot;OTHER&quot;]">[#elseif serviceRequest.documentPurposeTypeInstance.code == "OTHER"]</text:text-input></text:span><text:span text:style-name="T14"><text:text-input text:description="${serviceRequest.otherDocumentPurposeTypeDescription}">${serviceRequest.otherDocumentPurposeTypeDescription}</text:text-input></text:span><text:span text:style-name="T14"><text:text-input text:description="[/#if]">[/#if]</text:text-input></text:span></text:p>
      <text:p text:style-name="P12"/>
      <text:p text:style-name="P12"><text:text-input text:description="[/#if]">[/#if]</text:text-input></text:p>
      <text:p text:style-name="P6">O presente certificado é emitido em conformidade com o disposto no Decreto-Lei n.º 266-E/2012, de 31 de dezembro, e demais disposições legais em vigor, sendo firmado com o selo branco em uso nesta Faculdade.</text:p>
      <text:p text:style-name="P7"/>
      <text:p text:style-name="P7"/>
      <text:p text:style-name="P8"><text:soft-page-break/><text:span text:style-name="T2">Faculdade de </text:span><text:span text:style-name="T1">Medicina Veterinária</text:span><text:span text:style-name="T2"> da Universidade de Lisboa</text:span><text:span text:style-name="T11">, em </text:span><text:span text:style-name="T12"><text:text-input text:description="${lang.pt(dates.extendedDate(localizedDate.nowDate()))}">${lang.pt(dates.extendedDate(localizedDate.nowDate()))}</text:text-input></text:span><text:span text:style-name="T8">.</text:span></text:p>
      <text:p text:style-name="P9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3"><text:text-input text:description="[#if hasPricetag]">[#if hasPricetag]</text:text-input></text:p>
            <text:p text:style-name="P19"><text:span text:style-name="T10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6:45.298697983</dc:date>
    <meta:editing-duration>PT1H7M21S</meta:editing-duration>
    <meta:editing-cycles>55</meta:editing-cycles>
    <meta:generator>LibreOffice/4.2.8.2$Linux_X86_64 LibreOffice_project/420m0$Build-2</meta:generator>
    <meta:document-statistic meta:table-count="1" meta:image-count="0" meta:object-count="0" meta:page-count="2" meta:paragraph-count="13" meta:word-count="412" meta:character-count="3395" meta:non-whitespace-character-count="3145"/>
  </office:meta>
</office:document-meta>
</file>